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64200000450AE8AF3A7.png"/>
  <manifest:file-entry manifest:media-type="image/png" manifest:full-path="Pictures/10000201000004D00000037925C84376.png"/>
  <manifest:file-entry manifest:media-type="image/png" manifest:full-path="Pictures/1000020100000388000002B55B0B087A.png"/>
  <manifest:file-entry manifest:media-type="image/png" manifest:full-path="Pictures/1000000000000140000002366DF87755.png"/>
  <manifest:file-entry manifest:media-type="image/png" manifest:full-path="Pictures/10000201000004D000000379B8724D26.png"/>
  <manifest:file-entry manifest:media-type="image/svg+xml" manifest:full-path="Pictures/20000001000052DB000042526B2BE841.svg"/>
  <manifest:file-entry manifest:media-type="image/png" manifest:full-path="Pictures/100000000000014000000236CC25124D.png"/>
  <manifest:file-entry manifest:media-type="image/png" manifest:full-path="Pictures/100000000000014100000237C8944CFE.png"/>
  <manifest:file-entry manifest:media-type="image/png" manifest:full-path="Pictures/1000000000000140000002398385BFC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0.353cm"/>
    </style:style>
    <style:style style:name="gr7" style:family="graphic" style:parent-style-name="standard">
      <style:graphic-properties draw:stroke="none" svg:stroke-color="#000000" draw:fill="none" draw:fill-color="#ffffff" fo:min-height="2.3cm"/>
    </style:style>
    <style:style style:name="gr8" style:family="graphic" style:parent-style-name="standard">
      <style:graphic-properties draw:stroke="none" svg:stroke-color="#000000" draw:fill="none" draw:fill-color="#ffffff" fo:min-height="2.85cm"/>
    </style:style>
    <style:style style:name="gr9" style:family="graphic" style:parent-style-name="standard">
      <style:graphic-properties draw:stroke="none" svg:stroke-color="#000000" draw:fill="none" draw:fill-color="#ffffff" fo:min-height="2.6cm"/>
    </style:style>
    <style:style style:name="gr10" style:family="graphic" style:parent-style-name="standard">
      <style:graphic-properties draw:stroke="none" svg:stroke-color="#000000" draw:fill="none" draw:fill-color="#ffffff" fo:min-height="3.7cm"/>
    </style:style>
    <style:style style:name="gr11" style:family="graphic" style:parent-style-name="standard">
      <style:graphic-properties draw:stroke="none" svg:stroke-color="#000000" draw:fill="none" draw:fill-color="#ffffff" fo:min-height="3.1cm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5cm"/>
    </style:style>
    <style:style style:name="gr15" style:family="graphic" style:parent-style-name="standard">
      <style:graphic-properties draw:stroke="none" svg:stroke-color="#000000" draw:fill="none" draw:fill-color="#ffffff" fo:min-height="7.3cm"/>
    </style:style>
    <style:style style:name="gr16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style:paragraph-properties fo:text-align="center"/>
      <style:text-properties fo:color="#000000" fo:font-size="40pt" style:font-size-asian="40pt" style:font-size-complex="40pt"/>
    </style:style>
    <style:style style:name="P6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24.7cm" svg:height="19.6cm" svg:x="1.418cm" svg:y="38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24.282cm" svg:height="20.5cm" svg:x="2.218cm" svg:y="14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5.9cm" svg:height="20.573cm" svg:x="32cm" svg:y="1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5.6cm" svg:height="20.4cm" svg:x="31.918cm" svg:y="38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4.982cm" svg:height="19.4cm" svg:x="1.218cm" svg:y="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5.9cm" svg:height="19.8cm" svg:x="31.618cm" svg:y="60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19.2cm" svg:height="12.7cm" svg:x="3.1cm" svg:y="62.2cm">
            <draw:image xlink:href="Pictures/1000020100000388000002B55B0B087A.png" xlink:type="simple" xlink:show="embed" xlink:actuate="onLoad">
              <text:p/>
            </draw:image>
          </draw:frame>
          <draw:frame draw:style-name="gr5" draw:text-style-name="P1" draw:layer="layout" svg:width="19.3cm" svg:height="12.9cm" svg:x="37.3cm" svg:y="62.4cm">
            <draw:image xlink:href="Pictures/20000001000052DB000042526B2BE841.svg" xlink:type="simple" xlink:show="embed" xlink:actuate="onLoad">
              <text:p/>
            </draw:image>
          </draw:frame>
          <draw:frame draw:style-name="gr5" draw:text-style-name="P1" draw:layer="layout" svg:width="18.5cm" svg:height="12.5cm" svg:x="37.6cm" svg:y="16.373cm">
            <draw:image xlink:href="Pictures/100002010000064200000450AE8AF3A7.png" xlink:type="simple" xlink:show="embed" xlink:actuate="onLoad">
              <text:p/>
            </draw:image>
          </draw:frame>
          <draw:frame draw:style-name="gr5" draw:text-style-name="P1" draw:layer="layout" svg:width="18.5cm" svg:height="12.5cm" svg:x="2.518cm" svg:y="40.2cm">
            <draw:image xlink:href="Pictures/10000201000004D00000037925C84376.png" xlink:type="simple" xlink:show="embed" xlink:actuate="onLoad">
              <text:p/>
            </draw:image>
          </draw:frame>
          <draw:frame draw:style-name="gr5" draw:text-style-name="P1" draw:layer="layout" svg:width="18.5cm" svg:height="12.5cm" svg:x="38.618cm" svg:y="40.6cm">
            <draw:image xlink:href="Pictures/10000201000004D000000379B8724D26.png" xlink:type="simple" xlink:show="embed" xlink:actuate="onLoad">
              <text:p/>
            </draw:image>
          </draw:frame>
          <draw:frame draw:style-name="gr6" draw:text-style-name="P2" draw:layer="layout" svg:width="18.5cm" svg:height="17.163cm" svg:x="2.8cm" svg:y="16.4cm">
            <draw:text-box>
              <text:p text:style-name="P2"><text:span text:style-name="T1">このアプリは、様々な事柄をランダムに決めたい！そういったときに役立つアプリです！</text:span><text:span text:style-name="T1">3</text:span><text:span text:style-name="T1">つの機能からあなたの目的に応じた機能を選択して、いろんなことを決定しちゃおう</text:span><text:span text:style-name="T1">!</text:span><text:span text:style-name="T1">任意くじでは、くじ結果を好きに決定できるので罰ゲームをランダムに決めたり、王様ゲームをしたりと色々な使い方が可能。連番くじでは、順番を決めたりする</text:span></text:p>
              <text:p text:style-name="P2"><text:span text:style-name="T1">とき、さっと制作できるのでおすすめ。ダイス</text:span><text:span text:style-name="T1">&amp;</text:span><text:span text:style-name="T1">コインはゲームを嗜む人必見の機能です</text:span><text:span text:style-name="T1">!</text:span></text:p>
              <text:p text:style-name="P2"><text:span text:style-name="T2"/></text:p>
              <text:p text:style-name="P2"><text:span text:style-name="T2"/></text:p>
            </draw:text-box>
          </draw:frame>
          <draw:frame draw:style-name="gr7" draw:text-style-name="P3" draw:layer="layout" svg:width="19.8cm" svg:height="3.786cm" svg:x="37.018cm" svg:y="30.314cm">
            <draw:text-box>
              <text:p text:style-name="P3"><text:span text:style-name="T3">任意くじ画面でのオブジェクト間での動作を表した図です。</text:span></text:p>
              <text:p text:style-name="P3"><text:span text:style-name="T3">各ボタンの動作による入力処理、出力処理及びボタンが見え隠れする挙動の説明となっています。</text:span></text:p>
              <text:p text:style-name="P3"><text:span text:style-name="T3">この機能は主に、「くじ内容の入力処理」と「くじ結果の出力処理」によって構成されています。</text:span></text:p>
            </draw:text-box>
          </draw:frame>
          <draw:frame draw:style-name="gr8" draw:text-style-name="P3" draw:layer="layout" svg:width="20cm" svg:height="3.1cm" svg:x="2.8cm" svg:y="53.6cm">
            <draw:text-box>
              <text:p text:style-name="P3"><text:span text:style-name="T3">連番くじ画面でのオブジェクト間での動作を表した図です。</text:span></text:p>
              <text:p text:style-name="P3"><text:span text:style-name="T3">この機能は任意くじと同様「入力処理」「出力処理」の二つで構成されます。</text:span></text:p>
              <text:p text:style-name="P3"><text:span text:style-name="T3">ゲーム等での順番決めをする時などはこちらが便利です。</text:span></text:p>
            </draw:text-box>
          </draw:frame>
          <draw:frame draw:style-name="gr9" draw:text-style-name="P3" draw:layer="layout" svg:width="20cm" svg:height="4.573cm" svg:x="37.518cm" svg:y="53.6cm">
            <draw:text-box>
              <text:p text:style-name="P3"><text:span text:style-name="T3">ダイス</text:span><text:span text:style-name="T3">&amp;</text:span><text:span text:style-name="T3">コイン画面でのオブジェクト間での動作を表した図です。</text:span></text:p>
              <text:p text:style-name="P3"><text:span text:style-name="T3">機能の構成要素は「ダイス、コインそれぞれの作成処理」と「出力処理」となっています。</text:span></text:p>
              <text:p text:style-name="P3"><text:span text:style-name="T3">このアプリはどれもキーボード入力とボタン操作のみで使用することができます。</text:span></text:p>
            </draw:text-box>
          </draw:frame>
          <draw:frame draw:style-name="gr10" draw:text-style-name="P3" draw:layer="layout" svg:width="19.4cm" svg:height="3.95cm" svg:x="3.8cm" svg:y="75.5cm">
            <draw:text-box>
              <text:p text:style-name="P3"><text:span text:style-name="T3">このユースケース図は、ユーザーがアプリケーションを使用したときの動作を図で表現しています。</text:span></text:p>
              <text:p text:style-name="P3"><text:span text:style-name="T3">・ユーザーはメニュー画面から使用するくじを選択する。</text:span></text:p>
              <text:p text:style-name="P3"><text:span text:style-name="T3">・くじの中身を作成する。</text:span></text:p>
              <text:p text:style-name="P3"><text:span text:style-name="T3">・くじを引き、結果を表示する。</text:span></text:p>
            </draw:text-box>
          </draw:frame>
          <draw:frame draw:style-name="gr11" draw:text-style-name="P3" draw:layer="layout" svg:width="18.518cm" svg:height="3.866cm" svg:x="35.782cm" svg:y="75.7cm">
            <draw:text-box>
              <text:p text:style-name="P3"><text:span text:style-name="T3">クラス図はアプリケーション全体の静的な構造を明らかにしたもので、クラス間の関係を線で表している。</text:span></text:p>
              <text:p text:style-name="P3"><text:span text:style-name="T3">アプリの主要な機能は</text:span><text:span text:style-name="T3">3</text:span><text:span text:style-name="T3">つは、それぞれ独立したクラスで構成されている。タイトルメニュー画面からそれぞれのクラスが呼び出され、機能を提供する。</text:span></text:p>
            </draw:text-box>
          </draw:frame>
        </draw:g>
        <draw:custom-shape draw:style-name="gr12" draw:text-style-name="P4" draw:layer="layout" svg:width="53.1cm" svg:height="9.1cm" svg:x="2.9cm" svg:y="2.6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7.8cm" svg:height="2.7cm" svg:x="5.5cm" svg:y="12.5cm">
          <text:p text:style-name="P5"><text:span text:style-name="T4">アプリの説明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30.3cm" svg:height="5.25cm" svg:x="4.3cm" svg:y="4.75cm">
          <draw:text-box>
            <text:p text:style-name="P6"><text:span text:style-name="T5">なん</text:span><text:span text:style-name="T5">J</text:span><text:span text:style-name="T5">くじ </text:span><text:span text:style-name="T5">ver33.4</text:span></text:p>
          </draw:text-box>
        </draw:frame>
        <draw:frame draw:style-name="gr15" draw:text-style-name="P7" draw:layer="layout" svg:width="20.8cm" svg:height="7.55cm" svg:x="38.8cm" svg:y="3.65cm">
          <draw:text-box draw:corner-radius="3.3cm">
            <text:p text:style-name="P7"><text:span text:style-name="T6">メンバー</text:span></text:p>
            <text:p text:style-name="P7"><text:span text:style-name="T6">125734A </text:span><text:span text:style-name="T6">与那覇　陽</text:span></text:p>
            <text:p text:style-name="P7"><text:span text:style-name="T6">125738C </text:span><text:span text:style-name="T6">仲光　空</text:span></text:p>
            <text:p text:style-name="P7"><text:span text:style-name="T6">125745F </text:span><text:span text:style-name="T6">田口　雄一</text:span></text:p>
            <text:p text:style-name="P7"><text:span text:style-name="T6">125750B </text:span><text:span text:style-name="T6">久高　秀一郎</text:span></text:p>
            <text:p text:style-name="P7"><text:span text:style-name="T6">125762F </text:span><text:span text:style-name="T6">儀保　敬人</text:span></text:p>
          </draw:text-box>
        </draw:frame>
        <draw:custom-shape draw:style-name="gr16" draw:text-style-name="P8" draw:layer="layout" svg:width="19.2cm" svg:height="2.6cm" svg:x="36.3cm" svg:y="36.7cm">
          <text:p text:style-name="P8"><text:span text:style-name="T4">シーケンス図</text:span><text:span text:style-name="T4">(</text:span><text:span text:style-name="T4">ダイス</text:span><text:span text:style-name="T4">&amp;</text:span><text:span text:style-name="T4">コイン</text:span><text:span text:style-name="T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16cm" svg:height="2.7cm" svg:x="37.1cm" svg:y="12.5cm">
          <text:p text:style-name="P8"><text:span text:style-name="T4">シーケンス図</text:span><text:span text:style-name="T4">(</text:span><text:span text:style-name="T4">任意くじ</text:span><text:span text:style-name="T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16.3cm" svg:height="2.6cm" svg:x="6.1cm" svg:y="36.6cm">
          <text:p text:style-name="P8"><text:span text:style-name="T4">シーケンス図</text:span><text:span text:style-name="T4">(</text:span><text:span text:style-name="T4">連番くじ</text:span><text:span text:style-name="T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16cm" svg:height="2.7cm" svg:x="4.7cm" svg:y="59.2cm">
          <text:p text:style-name="P8"><text:span text:style-name="T4">ユースケース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16cm" svg:height="2.7cm" svg:x="36.6cm" svg:y="59.5cm">
          <text:p text:style-name="P8"><text:span text:style-name="T4">クラス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9cm" svg:height="12.1cm" svg:x="21.2cm" svg:y="2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6cm" svg:height="11cm" svg:x="21.7cm" svg:y="24.7cm">
          <draw:image xlink:href="Pictures/1000000000000140000002398385BFCB.png" xlink:type="simple" xlink:show="embed" xlink:actuate="onLoad">
            <text:p/>
          </draw:image>
        </draw:frame>
        <draw:custom-shape draw:style-name="gr19" draw:text-style-name="P1" draw:layer="layout" svg:width="7.1cm" svg:height="12.1cm" svg:x="30cm" svg:y="2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6cm" svg:height="11cm" svg:x="30.6cm" svg:y="24.8cm">
          <draw:image xlink:href="Pictures/100000000000014100000237C8944CFE.png" xlink:type="simple" xlink:show="embed" xlink:actuate="onLoad">
            <text:p/>
          </draw:image>
        </draw:frame>
        <draw:custom-shape draw:style-name="gr19" draw:text-style-name="P1" draw:layer="layout" svg:width="6.9cm" svg:height="12.1cm" svg:x="21.2cm" svg:y="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6cm" svg:height="11cm" svg:x="21.7cm" svg:y="39.6cm">
          <draw:image xlink:href="Pictures/1000000000000140000002366DF87755.png" xlink:type="simple" xlink:show="embed" xlink:actuate="onLoad">
            <text:p/>
          </draw:image>
        </draw:frame>
        <draw:custom-shape draw:style-name="gr19" draw:text-style-name="P1" draw:layer="layout" svg:width="7.1cm" svg:height="12.1cm" svg:x="30.4cm" svg:y="3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6cm" svg:height="11cm" svg:x="31cm" svg:y="39.5cm">
          <draw:image xlink:href="Pictures/100000000000014000000236CC25124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09T14:05:58</meta:creation-date>
    <dc:date>2014-02-09T17:41:51</dc:date>
    <meta:editing-duration>PT1H50M7S</meta:editing-duration>
    <meta:editing-cycles>9</meta:editing-cycles>
    <meta:generator>LibreOffice/3.5$MacOSX_x86 LibreOffice_project/281b639-6baa1d3-ef66a77-d866f25-f36d45f</meta:generator>
    <meta:print-date>2014-02-09T17:28:58</meta:print-date>
    <meta:document-statistic meta:object-count="35"/>
  </office:meta>
</office:document-meta>
</file>